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39.9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style:font-name="SUN4.5" fo:font-size="26pt" style:font-size-asian="26pt" style:font-size-complex="26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8" style:family="table-cell" style:parent-style-name="Default">
      <style:text-properties style:font-name="SUN4.5" fo:font-size="26pt" style:font-size-asian="26pt" style:font-size-complex="26pt"/>
    </style:style>
    <style:style style:name="ce17" style:family="table-cell" style:parent-style-name="Default">
      <style:table-cell-properties style:cell-protect="none" style:print-content="true" fo:border="0.06pt solid #000000"/>
      <style:text-properties style:font-name="SUN4.5" fo:font-size="26pt" style:font-size-asian="26pt" style:font-size-complex="26pt"/>
    </style:style>
    <style:style style:name="ce25" style:family="table-cell" style:parent-style-name="Default">
      <style:table-cell-properties fo:border="0.06pt solid #000000"/>
      <style:text-properties style:font-name="SUN4.5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20"/>
        <table:table-column table:style-name="co4" table:default-cell-style-name="ce23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u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bad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/>
          <table:table-cell office:value-type="string" calcext:value-type="string">
            <text:p>no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/>
          <table:table-cell office:value-type="string" calcext:value-type="string">
            <text:p>ligh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ght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umber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par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person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peopl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im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i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erson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7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style-name="ce6"/>
          <table:table-cell table:style-name="ce35" table:number-columns-repeated="1017"/>
          <table:table-cell table:style-name="ce3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you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tim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number</text:p>
          </table:table-cell>
          <table:table-cell table:number-columns-repeated="1019"/>
        </table:table-row>
        <table:table-row table:style-name="ro1" table:number-rows-repeated="10476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9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06:52:12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19T07:31:05.574000000</dc:date>
    <meta:editing-cycles>122</meta:editing-cycles>
    <meta:editing-duration>PT15H27M36S</meta:editing-duration>
    <meta:generator>LibreOffice/5.4.4.2$Windows_X86_64 LibreOffice_project/2524958677847fb3bb44820e40380acbe820f960</meta:generator>
    <meta:document-statistic meta:table-count="1" meta:cell-count="35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